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119945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37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45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4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53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54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55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56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57" style:family="paragraph" style:parent-style-name="Standard">
      <style:paragraph-properties style:line-height-at-least="0.582cm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font-weight="bold" officeooo:paragraph-rsid="0028821e"/>
    </style:style>
    <style:style style:name="P67" style:family="paragraph" style:parent-style-name="Standard">
      <style:paragraph-properties fo:text-align="center" style:justify-single-word="false"/>
      <style:text-properties style:font-name="Arial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Arial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69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70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7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73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74" style:family="paragraph" style:parent-style-name="Standard">
      <style:paragraph-properties style:line-height-at-least="0.582cm"/>
    </style:style>
    <style:style style:name="P75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76" style:family="paragraph" style:parent-style-name="Standard">
      <style:paragraph-properties fo:margin-top="0cm" fo:margin-bottom="0.499cm" style:contextual-spacing="false" style:line-height-at-least="0.582cm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style:font-size-asian="10.5pt" style:font-size-complex="12pt"/>
    </style:style>
    <style:style style:name="T8" style:family="text">
      <style:text-properties style:font-name="Arial" fo:font-size="12pt" officeooo:rsid="0012b570" style:font-size-asian="10.5pt" style:font-size-complex="12pt"/>
    </style:style>
    <style:style style:name="T9" style:family="text">
      <style:text-properties style:font-name="Arial" fo:font-size="12pt" officeooo:rsid="001359ab" style:font-size-asian="10.5pt" style:font-size-complex="12pt"/>
    </style:style>
    <style:style style:name="T10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1" style:family="text">
      <style:text-properties style:font-name="Arial" fo:font-weight="bold" style:font-size-asian="10.5pt" style:font-weight-asian="bold" style:font-size-complex="12pt" style:font-weight-complex="bold"/>
    </style:style>
    <style:style style:name="T12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3" style:family="text">
      <style:text-properties style:font-name="Arial" style:font-size-asian="10.5pt" style:font-size-complex="12pt"/>
    </style:style>
    <style:style style:name="T14" style:family="text">
      <style:text-properties style:font-name="Arial" officeooo:rsid="0012b570" style:font-size-asian="10.5pt" style:font-size-complex="12pt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17" style:family="text">
      <style:text-properties fo:color="#569cd6" loext:opacity="100%" style:font-name="Arial" style:font-size-asian="10.5pt" style:font-size-complex="12pt"/>
    </style:style>
    <style:style style:name="T18" style:family="text">
      <style:text-properties fo:color="#569cd6" loext:opacity="100%" style:font-name="Arial" officeooo:rsid="0012b570" style:font-size-asian="10.5pt" style:font-size-complex="12pt"/>
    </style:style>
    <style:style style:name="T19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0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1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5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" style:font-size-asian="10.5pt" style:font-size-complex="12pt"/>
    </style:style>
    <style:style style:name="T27" style:family="text">
      <style:text-properties fo:color="#9cdcfe" loext:opacity="100%" style:font-name="Arial" officeooo:rsid="0012b570" style:font-size-asian="10.5pt" style:font-size-complex="12pt"/>
    </style:style>
    <style:style style:name="T28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9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0" style:family="text">
      <style:text-properties fo:color="#b5cea8" loext:opacity="100%"/>
    </style:style>
    <style:style style:name="T31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2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" style:font-size-asian="10.5pt" style:font-size-complex="12pt"/>
    </style:style>
    <style:style style:name="T34" style:family="text">
      <style:text-properties fo:color="#b5cea8" loext:opacity="100%" style:font-name="Arial" officeooo:rsid="0012b570" style:font-size-asian="10.5pt" style:font-size-complex="12pt"/>
    </style:style>
    <style:style style:name="T35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6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39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0" style:family="text">
      <style:text-properties fo:color="#4ec9b0" loext:opacity="100%"/>
    </style:style>
    <style:style style:name="T41" style:family="text">
      <style:text-properties fo:color="#c9211e" loext:opacity="100%"/>
    </style:style>
    <style:style style:name="T42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3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4" style:family="text">
      <style:text-properties fo:color="#c9211e" loext:opacity="100%" officeooo:rsid="00212486"/>
    </style:style>
    <style:style style:name="T45" style:family="text">
      <style:text-properties fo:color="#c9211e" loext:opacity="100%" fo:font-size="14pt" style:font-size-asian="14pt" style:font-size-complex="14pt"/>
    </style:style>
    <style:style style:name="T46" style:family="text">
      <style:text-properties fo:color="#c9211e" loext:opacity="100%" officeooo:rsid="00290220"/>
    </style:style>
    <style:style style:name="T47" style:family="text">
      <style:text-properties officeooo:rsid="0018275f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officeooo:rsid="00191316"/>
    </style:style>
    <style:style style:name="T50" style:family="text">
      <style:text-properties fo:color="#ff0000" loext:opacity="100%"/>
    </style:style>
    <style:style style:name="T51" style:family="text">
      <style:text-properties fo:font-style="italic"/>
    </style:style>
    <style:style style:name="T52" style:family="text">
      <style:text-properties fo:color="#ff79c6" loext:opacity="100%"/>
    </style:style>
    <style:style style:name="T53" style:family="text">
      <style:text-properties fo:color="#ff79c6" loext:opacity="100%" fo:font-weight="bold"/>
    </style:style>
    <style:style style:name="T54" style:family="text">
      <style:text-properties fo:color="#ff79c6" loext:opacity="100%" style:font-name="Consolas" fo:font-size="12pt" fo:font-weight="normal"/>
    </style:style>
    <style:style style:name="T55" style:family="text">
      <style:text-properties fo:color="#ff79c6" loext:opacity="100%" style:font-name="Consolas" fo:font-size="12pt" fo:font-weight="bold"/>
    </style:style>
    <style:style style:name="T56" style:family="text">
      <style:text-properties fo:color="#ff79c6" loext:opacity="100%" style:font-name="Consolas" fo:font-weight="normal" fo:background-color="#282a36" loext:char-shading-value="0"/>
    </style:style>
    <style:style style:name="T57" style:family="text">
      <style:text-properties fo:color="#bd93f9" loext:opacity="100%"/>
    </style:style>
    <style:style style:name="T58" style:family="text">
      <style:text-properties fo:color="#bd93f9" loext:opacity="100%" style:font-name="Consolas" fo:font-size="12pt" fo:font-weight="normal"/>
    </style:style>
    <style:style style:name="T59" style:family="text">
      <style:text-properties fo:color="#bd93f9" loext:opacity="100%" style:font-name="Consolas" fo:font-weight="normal" fo:background-color="#282a36" loext:char-shading-value="0"/>
    </style:style>
    <style:style style:name="T60" style:family="text">
      <style:text-properties fo:color="#bd93f9" loext:opacity="100%" officeooo:rsid="001bf0e4"/>
    </style:style>
    <style:style style:name="T61" style:family="text">
      <style:text-properties fo:color="#8be9fd" loext:opacity="100%" fo:font-style="italic"/>
    </style:style>
    <style:style style:name="T62" style:family="text">
      <style:text-properties fo:color="#8be9fd" loext:opacity="100%" style:font-name="Consolas" fo:font-size="12pt" fo:font-style="italic" fo:font-weight="normal"/>
    </style:style>
    <style:style style:name="T63" style:family="text">
      <style:text-properties style:font-name="Consolas" fo:font-size="12pt" fo:font-weight="normal"/>
    </style:style>
    <style:style style:name="T64" style:family="text">
      <style:text-properties fo:color="#50fa7b" loext:opacity="100%"/>
    </style:style>
    <style:style style:name="T65" style:family="text">
      <style:text-properties fo:color="#50fa7b" loext:opacity="100%" style:font-name="Consolas" fo:font-size="12pt" fo:font-weight="normal"/>
    </style:style>
    <style:style style:name="T66" style:family="text">
      <style:text-properties fo:color="#50fa7b" loext:opacity="100%" style:font-name="Consolas" fo:font-weight="normal" fo:background-color="#282a36" loext:char-shading-value="0"/>
    </style:style>
    <style:style style:name="T67" style:family="text">
      <style:text-properties fo:color="#e9f284" loext:opacity="100%"/>
    </style:style>
    <style:style style:name="T68" style:family="text">
      <style:text-properties fo:color="#e9f284" loext:opacity="100%" style:font-name="Consolas" fo:font-size="12pt" fo:font-weight="normal"/>
    </style:style>
    <style:style style:name="T69" style:family="text">
      <style:text-properties fo:color="#e9f284" loext:opacity="100%" style:font-name="Consolas" fo:font-weight="normal" fo:background-color="#282a36" loext:char-shading-value="0"/>
    </style:style>
    <style:style style:name="T70" style:family="text">
      <style:text-properties fo:color="#f1fa8c" loext:opacity="100%"/>
    </style:style>
    <style:style style:name="T71" style:family="text">
      <style:text-properties fo:color="#f1fa8c" loext:opacity="100%" style:font-name="Consolas" fo:font-size="12pt" fo:font-weight="normal"/>
    </style:style>
    <style:style style:name="T72" style:family="text">
      <style:text-properties fo:color="#f1fa8c" loext:opacity="100%" style:font-name="Consolas" fo:font-weight="normal" fo:background-color="#282a36" loext:char-shading-value="0"/>
    </style:style>
    <style:style style:name="T73" style:family="text">
      <style:text-properties fo:color="#6272a4" loext:opacity="100%"/>
    </style:style>
    <style:style style:name="T74" style:family="text">
      <style:text-properties fo:color="#6272a4" loext:opacity="100%" style:font-name="Consolas" fo:font-size="12pt" fo:font-weight="normal"/>
    </style:style>
    <style:style style:name="T75" style:family="text">
      <style:text-properties fo:color="#ffb86c" loext:opacity="100%" fo:font-style="italic"/>
    </style:style>
    <style:style style:name="T76" style:family="text">
      <style:text-properties fo:color="#ffb86c" loext:opacity="100%" style:font-name="Consolas" fo:font-size="12pt" fo:font-style="italic" fo:font-weight="normal"/>
    </style:style>
    <style:style style:name="T77" style:family="text">
      <style:text-properties fo:color="#ffb86c" loext:opacity="100%" style:font-name="Consolas" fo:font-style="italic" fo:font-weight="normal" fo:background-color="#282a36" loext:char-shading-value="0"/>
    </style:style>
    <style:style style:name="T78" style:family="text">
      <style:text-properties fo:color="#f8f8f2" loext:opacity="100%" style:font-name="Consolas" fo:font-weight="normal" fo:background-color="#282a36" loext:char-shading-value="0"/>
    </style:style>
    <style:style style:name="T79" style:family="text">
      <style:text-properties officeooo:rsid="0028821e" style:font-size-asian="10.5pt" style:font-weight-asian="bold" style:font-size-complex="12pt" style:font-weight-complex="bold"/>
    </style:style>
    <style:style style:name="T80" style:family="text">
      <style:text-properties officeooo:rsid="002902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3">VARIÁVEIS :</text:p>
      <text:list xml:id="list2687859626" text:style-name="L1">
        <text:list-item>
          <text:p text:style-name="P59">Const → é uma constante não pode ser modificado → toda criação de uma constante tem que ser declarado algo nela.</text:p>
        </text:list-item>
        <text:list-item>
          <text:p text:style-name="P59">Let → variável → utilizar let ao invés de var</text:p>
        </text:list-item>
      </text:list>
      <text:p text:style-name="P4"/>
      <text:p text:style-name="P4"/>
      <text:p text:style-name="P4">NUMBER:</text:p>
      <text:list xml:id="list2032679097" text:style-name="L2">
        <text:list-item>
          <text:p text:style-name="P69"><text:span text:style-name="T16">let</text:span><text:span text:style-name="T11"> </text:span><text:span text:style-name="T24">num1</text:span><text:span text:style-name="T11"> = </text:span><text:span text:style-name="T31">1</text:span></text:p>
        </text:list-item>
      </text:list>
      <text:p text:style-name="P37"><text:span text:style-name="T15"><text:tab/>let</text:span> <text:span text:style-name="T23">num2</text:span> = <text:span text:style-name="T30">2.5</text:span></text:p>
      <text:p text:style-name="P37"><text:span text:style-name="T23"><text:tab/>console</text:span>.<text:span text:style-name="T37">log</text:span>(<text:span text:style-name="T23">num1</text:span>.<text:span text:style-name="T37">toString</text:span>() + <text:span text:style-name="T23">num2</text:span>)</text:p>
      <text:p text:style-name="P4"><text:s text:c="6"/></text:p>
      <text:p text:style-name="P33"><text:span text:style-name="T10">Vai retornar </text:span><text:span text:style-name="T2">12.5</text:span><text:span text:style-name="T10">, porque o .</text:span><text:span text:style-name="T2">toString()</text:span><text:span text:style-name="T10"> transforma o num1 em uma</text:span><text:span text:style-name="T2"> string</text:span><text:span text:style-name="T10">, porém não vai alterar a variável</text:span></text:p>
      <text:p text:style-name="P31"/>
      <text:p text:style-name="P31"/>
      <text:p text:style-name="P58"><text:span text:style-name="T19">let</text:span><text:span text:style-name="T21"> </text:span><text:span text:style-name="T28">num1</text:span><text:span text:style-name="T21"> = </text:span><text:span text:style-name="T35">12.585668558585</text:span></text:p>
      <text:p text:style-name="P37"><text:span text:style-name="T23">console</text:span>.<text:span text:style-name="T37">log</text:span>(<text:span text:style-name="T23">num1</text:span>.<text:span text:style-name="T37">toFixed</text:span>(<text:span text:style-name="T30">2</text:span>))</text:p>
      <text:p text:style-name="P31"/>
      <text:p text:style-name="P31"><text:tab/>Vai retornar 12.59 → vai arredondar o valor</text:p>
      <text:p text:style-name="P31"/>
      <text:p text:style-name="P31"/>
      <text:p text:style-name="P38"><text:span text:style-name="T17">let</text:span><text:span text:style-name="T13"> </text:span><text:span text:style-name="T26">num1</text:span><text:span text:style-name="T13"> = </text:span><text:span text:style-name="T33">12.585668558585</text:span></text:p>
      <text:p text:style-name="P37"><text:span text:style-name="T23">console</text:span>.<text:span text:style-name="T37">log</text:span>(<text:span text:style-name="T40">Number</text:span>.<text:span text:style-name="T37">isInteger</text:span>(<text:span text:style-name="T23">num1</text:span>))</text:p>
      <text:p text:style-name="P31"/>
      <text:p text:style-name="P34"><text:span text:style-name="T7"><text:tab/></text:span><text:span text:style-name="T8">Vai retornar </text:span><text:span text:style-name="T3">False</text:span><text:span text:style-name="T8"> → esse comando é pra saber se o número na variável </text:span><text:span text:style-name="T3">num1</text:span><text:span text:style-name="T8"> é um número inteiro</text:span></text:p>
      <text:p text:style-name="P32"/>
      <text:p text:style-name="P32"/>
      <text:p text:style-name="P38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37"><text:span text:style-name="T15">let</text:span> <text:span text:style-name="T23">num2</text:span> = <text:span text:style-name="T23">Math</text:span>.<text:span text:style-name="T37">floor</text:span>(<text:span text:style-name="T23">num1</text:span>)</text:p>
      <text:p text:style-name="P37"><text:span text:style-name="T23">console</text:span>.<text:span text:style-name="T37">log</text:span>(<text:span text:style-name="T23">num2</text:span>)</text:p>
      <text:p text:style-name="P32"/>
      <text:p text:style-name="P34"><text:span text:style-name="T8"><text:tab/></text:span><text:span text:style-name="T9">Vai retornar </text:span><text:span text:style-name="T4">12</text:span><text:span text:style-name="T9"> → esse </text:span><text:span text:style-name="T43">Math.floor</text:span><text:span text:style-name="T9"> arredonda o número pra baixo</text:span></text:p>
      <text:p text:style-name="P34"><text:span text:style-name="T9"><text:tab/>O </text:span><text:span text:style-name="T43">Math.ceil </text:span><text:span text:style-name="T9">→ arredonda pra cima</text:span></text:p>
      <text:p text:style-name="P34"><text:span text:style-name="T9"><text:tab/>O </text:span><text:span text:style-name="T43">Math.round</text:span><text:span text:style-name="T9"> → arredonda pro mais próximo se tiver </text:span><text:span text:style-name="T4">12</text:span><text:span text:style-name="T9">.</text:span><text:span text:style-name="T4">4</text:span><text:span text:style-name="T9"> vai ser pra </text:span><text:span text:style-name="T4">12</text:span><text:span text:style-name="T9"> mas se tiver </text:span><text:span text:style-name="T4">12.5 </text:span><text:span text:style-name="T9">vai ser pra </text:span><text:span text:style-name="T4">13</text:span></text:p>
      <text:p text:style-name="P5"/>
      <text:p text:style-name="P38"><text:span text:style-name="T25">console</text:span><text:span text:style-name="T12">.</text:span><text:span text:style-name="T39">log</text:span><text:span text:style-name="T12">(</text:span><text:span text:style-name="T25">Math</text:span><text:span text:style-name="T12">.</text:span><text:span text:style-name="T39">max</text:span><text:span text:style-name="T12">(</text:span><text:span text:style-name="T32">1</text:span><text:span text:style-name="T12">,</text:span><text:span text:style-name="T32">3</text:span><text:span text:style-name="T12">,</text:span><text:span text:style-name="T32">1400</text:span><text:span text:style-name="T12">,</text:span><text:span text:style-name="T32">2000</text:span><text:span text:style-name="T12">,</text:span><text:span text:style-name="T32">100</text:span><text:span text:style-name="T12">,</text:span><text:span text:style-name="T32">30</text:span><text:span text:style-name="T12">)</text:span></text:p>
      <text:p text:style-name="P5"><text:s/></text:p>
      <text:p text:style-name="P34"><text:span text:style-name="T4"><text:tab/></text:span><text:span text:style-name="T5">Vai retornar o maior número da sequência</text:span></text:p>
      <text:p text:style-name="P35"><text:span text:style-name="T1">para saber o menor em vês de </text:span><text:span text:style-name="T42">max </text:span><text:span text:style-name="T1">é só colocar </text:span><text:span text:style-name="T42">min</text:span><text:span text:style-name="T1"> </text:span></text:p>
      <text:p text:style-name="P6"/>
      <text:p text:style-name="P39"><text:span text:style-name="T16">let</text:span><text:span text:style-name="T11"> </text:span><text:span text:style-name="T24">num</text:span><text:span text:style-name="T11"> = </text:span><text:span text:style-name="T24">Math</text:span><text:span text:style-name="T11">.</text:span><text:span text:style-name="T38">round</text:span><text:span text:style-name="T11">(</text:span><text:span text:style-name="T24">Math</text:span><text:span text:style-name="T11">.</text:span><text:span text:style-name="T38">random</text:span><text:span text:style-name="T11">() * (</text:span><text:span text:style-name="T31">30</text:span><text:span text:style-name="T11"> -</text:span><text:span text:style-name="T31">1</text:span><text:span text:style-name="T11">) +</text:span><text:span text:style-name="T31">1</text:span><text:span text:style-name="T11">) </text:span></text:p>
      <text:p text:style-name="P37"><text:span text:style-name="T23">console</text:span>.<text:span text:style-name="T37">log</text:span>(<text:span text:style-name="T23">num</text:span>)</text:p>
      <text:p text:style-name="P6"/>
      <text:p text:style-name="P35"><text:span text:style-name="T1"><text:tab/></text:span><text:span text:style-name="T6">Vai retornar números aleatórios entre 30 e 1. → o Math.random é para arredondar os números, se não aparece quebrado.</text:span></text:p>
      <text:p text:style-name="P7"/>
      <text:p text:style-name="P36"><text:soft-page-break/><text:span text:style-name="T6">Pra saber a Raiz quadrada é <text:s/></text:span><text:span text:style-name="T20">let</text:span><text:span text:style-name="T22"> </text:span><text:span text:style-name="T29">num</text:span><text:span text:style-name="T22"> = </text:span><text:span text:style-name="T36">9</text:span><text:span text:style-name="T22"> ** </text:span><text:span text:style-name="T36">0.5</text:span></text:p>
      <text:p text:style-name="P8"/>
      <text:p text:style-name="P8"/>
      <text:p text:style-name="P8"/>
      <text:p text:style-name="P8"/>
      <text:p text:style-name="P8"/>
      <text:p text:style-name="P10">OBS : <text:span text:style-name="T48">Variável imutaveis → Primitivos:</text:span> <text:span text:style-name="T41">String, Number, boolean, underfined e null.</text:span> <text:s/>Não são alteráveis. <text:span text:style-name="T47">Como assim não são alteráveis ? </text:span></text:p>
      <text:p text:style-name="P11">Por ex: </text:p>
      <text:p text:style-name="P11"><text:s/><text:span text:style-name="T41">let a = ‘ coca ‘</text:span></text:p>
      <text:p text:style-name="P40"><text:s/>let b = a </text:p>
      <text:p text:style-name="P40"><text:s/>a = ‘C’</text:p>
      <text:p text:style-name="P11"><text:s/>O valor da variável b vai continuar sendo ‘coca’ não irá alterar</text:p>
      <text:p text:style-name="P11"/>
      <text:p text:style-name="P11"><text:span text:style-name="T49">J</text:span>á as <text:span text:style-name="T48">variáveis mutáveis - &gt;</text:span> array, object e function. São alteráveis.</text:p>
      <text:p text:style-name="P11">Por ex:</text:p>
      <text:p text:style-name="P11"/>
      <text:p text:style-name="P40">let a = [1,2,3]</text:p>
      <text:p text:style-name="P40">let b = a </text:p>
      <text:p text:style-name="P40">a.push(7)</text:p>
      <text:p text:style-name="P11">O valor da <text:span text:style-name="T41">array b</text:span> irá alterar porque o valor é passado por referência. Assim como se eu alterar um valor em <text:span text:style-name="T41">let b</text:span>, irá alterar em <text:span text:style-name="T41">let a</text:span></text:p>
      <text:p text:style-name="P40"/>
      <text:p text:style-name="P43">Caso eu queira copiar o valor da array a pra b sem ser por referência, a semântica é essa:</text:p>
      <text:p text:style-name="P43"/>
      <text:p text:style-name="P44">let a = [1,2,3]</text:p>
      <text:p text:style-name="P44">let b = [...a]</text:p>
      <text:p text:style-name="P43"/>
      <text:p text:style-name="P43">Posso alterar qualquer um dos dois, que um <text:span text:style-name="T50">NÃO </text:span>irá influenciar no outro</text:p>
      <text:p text:style-name="P11"/>
      <text:p text:style-name="P8"/>
      <text:p text:style-name="P8"/>
      <text:p text:style-name="P8"/>
      <text:p text:style-name="P2">DATE</text:p>
      <text:p text:style-name="P9"/>
      <text:p text:style-name="P8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12">Para fazer aparecer a data <text:s/>dessa maneira <text:s/>→ </text:p>
      <text:p text:style-name="P12"/>
      <text:p text:style-name="P12">em vês de usar o switch porque o mês começa do 0 ao 11 e o dia da semana do 0 ao 6</text:p>
      <text:p text:style-name="P12">é só usar esse código </text:p>
      <text:p text:style-name="P12"/>
      <text:p text:style-name="P46"><text:span text:style-name="T52">const</text:span> <text:span text:style-name="T57">Data</text:span> <text:span text:style-name="T52">=</text:span> <text:span text:style-name="T53">new</text:span> <text:span text:style-name="T61">Date</text:span>()</text:p>
      <text:p text:style-name="P53">    <text:span text:style-name="T54">let</text:span><text:span text:style-name="T63"> h1 </text:span><text:span text:style-name="T54">=</text:span><text:span text:style-name="T63"> </text:span><text:span text:style-name="T58">document</text:span><text:span text:style-name="T63">.</text:span><text:span text:style-name="T65">getElementById</text:span><text:span text:style-name="T63">(</text:span><text:span text:style-name="T68">'</text:span><text:span text:style-name="T71">hr</text:span><text:span text:style-name="T68">'</text:span><text:span text:style-name="T63">)</text:span></text:p>
      <text:p text:style-name="P53">    <text:span text:style-name="T54">let</text:span><text:span text:style-name="T63"> hora </text:span><text:span text:style-name="T54">=</text:span><text:span text:style-name="T63"> </text:span><text:span text:style-name="T58">Data</text:span><text:span text:style-name="T63">.</text:span><text:span text:style-name="T65">getHours</text:span><text:span text:style-name="T63">()   </text:span></text:p>
      <text:p text:style-name="P53">    <text:span text:style-name="T63">h1.innerHTML </text:span><text:span text:style-name="T54">=</text:span><text:span text:style-name="T71">`</text:span><text:span text:style-name="T54">${</text:span><text:span text:style-name="T58">Data</text:span><text:span text:style-name="T63">.</text:span><text:span text:style-name="T65">toLocaleDateString</text:span><text:span text:style-name="T63">(</text:span><text:span text:style-name="T68">'</text:span><text:span text:style-name="T71">pt-BR</text:span><text:span text:style-name="T68">'</text:span><text:span text:style-name="T71">, {</text:span><text:span text:style-name="T63">dateStyle</text:span><text:span text:style-name="T54">:</text:span><text:span text:style-name="T68">'</text:span><text:span text:style-name="T71">full</text:span><text:span text:style-name="T68">'</text:span><text:span text:style-name="T71">}</text:span><text:span text:style-name="T63">)</text:span><text:span text:style-name="T54">}</text:span><text:span text:style-name="T71">&lt;br&gt;`</text:span><text:span text:style-name="T63"> </text:span><text:span text:style-name="T74">// vai formatar para string a data completa </text:span></text:p>
      <text:p text:style-name="P53">    <text:span text:style-name="T63">h1.innerHTML </text:span><text:span text:style-name="T54">+=</text:span><text:span text:style-name="T63"> </text:span><text:span text:style-name="T58">Data</text:span><text:span text:style-name="T63">.</text:span><text:span text:style-name="T65">toLocaleString</text:span><text:span text:style-name="T63">(</text:span><text:span text:style-name="T68">'</text:span><text:span text:style-name="T71">pt-br</text:span><text:span text:style-name="T68">'</text:span><text:span text:style-name="T63">,{timeStyle</text:span><text:span text:style-name="T54">:</text:span><text:span text:style-name="T68">'</text:span><text:span text:style-name="T71">short</text:span><text:span text:style-name="T68">'</text:span><text:span text:style-name="T63">})</text:span></text:p>
      <text:p text:style-name="P12"/>
      <text:p text:style-name="P12"/>
      <text:p text:style-name="P13"><text:soft-page-break/>ATRIBUIÇÃO A ARRAYs POR DESESTRUTURAÇÃO</text:p>
      <text:p text:style-name="P13"/>
      <text:p text:style-name="P14"/>
      <text:p text:style-name="P47"><text:span text:style-name="T52">const</text:span> <text:span text:style-name="T57">num</text:span> <text:span text:style-name="T52">=</text:span> [<text:span text:style-name="T57">255</text:span>, <text:span text:style-name="T57">555</text:span>, <text:span text:style-name="T57">666</text:span>, <text:span text:style-name="T57">354</text:span>, <text:span text:style-name="T57">18</text:span>, <text:span text:style-name="T57">21</text:span>]</text:p>
      <text:p text:style-name="P45"><text:span text:style-name="T52">const</text:span> [<text:span text:style-name="T57">PrimeiroNum</text:span>, <text:span text:style-name="T57">SegundoNum</text:span>, <text:span text:style-name="T57">TerceiroNum,...</text:span><text:span text:style-name="T60">resto</text:span>] <text:span text:style-name="T52">=</text:span> <text:span text:style-name="T57">num</text:span></text:p>
      <text:p text:style-name="P45"><text:span text:style-name="T57">console</text:span>.<text:span text:style-name="T64">log</text:span>(<text:span text:style-name="T57">PrimeiroNum</text:span>, <text:span text:style-name="T57">SegundoNum</text:span>, <text:span text:style-name="T57">TerceiroNum</text:span>)</text:p>
      <text:p text:style-name="P45"/>
      <text:p text:style-name="P15">aparecerá na tela → <text:span text:style-name="T41">255 555 666</text:span></text:p>
      <text:p text:style-name="P15"/>
      <text:p text:style-name="P14">Foi atribuída para cada const, criada na segunda linha, o valor dos índices na sequência.</text:p>
      <text:p text:style-name="P14"/>
      <text:p text:style-name="P15">A const ...resto → será atribuída a ela todo o resto da array.</text:p>
      <text:p text:style-name="P15"/>
      <text:p text:style-name="P15"/>
      <text:p text:style-name="P15"/>
      <text:p text:style-name="P16">ARRAY DENTRO DE ARRAY</text:p>
      <text:p text:style-name="P16"/>
      <text:p text:style-name="P55">// índices -&gt;    0          1          2</text:p>
      <text:p text:style-name="P54">// índices -&gt; 0  1  2    0  1  2    0  1  2</text:p>
      <text:p text:style-name="P45"><text:span text:style-name="T52">const</text:span> <text:span text:style-name="T57">num</text:span> <text:span text:style-name="T52">=</text:span> [[<text:span text:style-name="T57">1</text:span>, <text:span text:style-name="T57">2</text:span>, <text:span text:style-name="T57">3</text:span>], [<text:span text:style-name="T57">4</text:span>, <text:span text:style-name="T57">5</text:span>, <text:span text:style-name="T57">6</text:span>], [<text:span text:style-name="T57">7</text:span>, <text:span text:style-name="T57">8</text:span>, <text:span text:style-name="T57">9</text:span>]]</text:p>
      <text:p text:style-name="P45"><text:span text:style-name="T52">const</text:span> [<text:span text:style-name="T57">um</text:span>, <text:span text:style-name="T57">dois</text:span>, <text:span text:style-name="T57">tres</text:span>] <text:span text:style-name="T52">=</text:span> <text:span text:style-name="T57">num</text:span></text:p>
      <text:p text:style-name="P45"><text:span text:style-name="T57">console</text:span>.<text:span text:style-name="T64">log</text:span>(<text:span text:style-name="T57">dois</text:span>[<text:span text:style-name="T57">1</text:span>])</text:p>
      <text:p text:style-name="P17"/>
      <text:p text:style-name="P17"/>
      <text:p text:style-name="P17"/>
      <text:p text:style-name="P18">ATRIBUIÇÃO VIA DESESTRUTURAÇÃO (OBJETO)</text:p>
      <text:p text:style-name="P18"/>
      <text:p text:style-name="P19"/>
      <text:p text:style-name="P48"><text:span text:style-name="T52">const</text:span> <text:span text:style-name="T57">pessoa</text:span> <text:span text:style-name="T52">=</text:span> {</text:p>
      <text:p text:style-name="P53">    <text:span text:style-name="T63">nome</text:span><text:span text:style-name="T54">:</text:span><text:span text:style-name="T63"> </text:span><text:span text:style-name="T68">'</text:span><text:span text:style-name="T71">Adriana</text:span><text:span text:style-name="T68">'</text:span><text:span text:style-name="T63">,</text:span></text:p>
      <text:p text:style-name="P53">    <text:span text:style-name="T63">sobrenome</text:span><text:span text:style-name="T54">:</text:span><text:span text:style-name="T63"> </text:span><text:span text:style-name="T68">'</text:span><text:span text:style-name="T71">Sacramento</text:span><text:span text:style-name="T68">'</text:span><text:span text:style-name="T63">,</text:span></text:p>
      <text:p text:style-name="P53">    <text:span text:style-name="T63">idade</text:span><text:span text:style-name="T54">:</text:span><text:span text:style-name="T63"> </text:span><text:span text:style-name="T58">25</text:span><text:span text:style-name="T63">,</text:span></text:p>
      <text:p text:style-name="P53">    <text:span text:style-name="T63">endereço</text:span><text:span text:style-name="T54">:</text:span><text:span text:style-name="T63"> {</text:span></text:p>
      <text:p text:style-name="P53">        <text:span text:style-name="T63">rua</text:span><text:span text:style-name="T54">:</text:span><text:span text:style-name="T63"> </text:span><text:span text:style-name="T68">'</text:span><text:span text:style-name="T71">Maloquinha</text:span><text:span text:style-name="T68">'</text:span><text:span text:style-name="T63">,</text:span></text:p>
      <text:p text:style-name="P53">        <text:span text:style-name="T63">numero</text:span><text:span text:style-name="T54">:</text:span><text:span text:style-name="T63"> </text:span><text:span text:style-name="T58">666</text:span></text:p>
      <text:p text:style-name="P53">    <text:span text:style-name="T63">}</text:span></text:p>
      <text:p text:style-name="P45">}</text:p>
      <text:p text:style-name="P45"><text:span text:style-name="T57">console</text:span>.<text:span text:style-name="T64">log</text:span>(<text:span text:style-name="T57">pessoa</text:span>.nome, <text:span text:style-name="T57">pessoa</text:span>.sobrenome, <text:span text:style-name="T57">pessoa</text:span>.endereço.rua)</text:p>
      <text:p text:style-name="P19"/>
      <text:p text:style-name="P19">Esse modo vai aparecer → Adriana Sacramento Maloquinha</text:p>
      <text:p text:style-name="P19"/>
      <text:p text:style-name="P19">tem outro método para aparecer também:</text:p>
      <text:p text:style-name="P19"/>
      <text:p text:style-name="P48"><text:span text:style-name="T52">const</text:span> {<text:span text:style-name="T57">nome</text:span>, <text:span text:style-name="T57">sobrenome</text:span>} <text:span text:style-name="T52">=</text:span> <text:span text:style-name="T57">pessoa</text:span></text:p>
      <text:p text:style-name="P45"><text:span text:style-name="T57">console</text:span>.<text:span text:style-name="T64">log</text:span>(<text:span text:style-name="T57">nome</text:span>, <text:span text:style-name="T57">sobrenome</text:span>)</text:p>
      <text:p text:style-name="P19"/>
      <text:p text:style-name="P19">desse modo vai buscar nome e sobrenome do objeto → pessoa</text:p>
      <text:p text:style-name="P19"/>
      <text:p text:style-name="P20"><text:soft-page-break/>e caso eu quisesse que aparecesse o endereço também :</text:p>
      <text:p text:style-name="P20"/>
      <text:p text:style-name="P49"><text:span text:style-name="T52">const</text:span> {<text:span text:style-name="T57">nome</text:span>, <text:span text:style-name="T57">sobrenome</text:span>, <text:span text:style-name="T51">endereço</text:span><text:span text:style-name="T52">:</text:span> {<text:span text:style-name="T57">rua</text:span>, <text:span text:style-name="T57">numero</text:span>}} <text:span text:style-name="T52">=</text:span> <text:span text:style-name="T57">pessoa</text:span></text:p>
      <text:p text:style-name="P45"><text:span text:style-name="T57">console</text:span>.<text:span text:style-name="T64">log</text:span>(<text:span text:style-name="T57">nome</text:span>, <text:span text:style-name="T57">sobrenome</text:span>, <text:span text:style-name="T57">rua</text:span>, <text:span text:style-name="T57">numero</text:span>)</text:p>
      <text:p text:style-name="P20"/>
      <text:p text:style-name="P20">pode ser desse jeito ou então só escrevo endereço, que irá aparecer ele por completo.</text:p>
      <text:p text:style-name="P20"/>
      <text:p text:style-name="P22"/>
      <text:p text:style-name="P22"/>
      <text:p text:style-name="P21">ESTRUTURA DE REPETIÇÃO</text:p>
      <text:p text:style-name="P21"/>
      <text:p text:style-name="P22"><text:span text:style-name="T45">for (</text:span> cria uma variável aqui dentro<text:span text:style-name="T48"> </text:span><text:span text:style-name="T45">; </text:span>condição<text:span text:style-name="T41"> </text:span><text:span text:style-name="T45">;</text:span> increment <text:span text:style-name="T45">)</text:span><text:span text:style-name="T48"> </text:span><text:span text:style-name="T45">{</text:span><text:span text:style-name="T41"> </text:span>Bloco <text:span text:style-name="T45">}</text:span></text:p>
      <text:p text:style-name="P22">ex :<text:span text:style-name="T41"> for ( let c = 0; c &lt;= 5; c++) { console.log(c) </text:span><text:span text:style-name="T44">}</text:span></text:p>
      <text:p text:style-name="P22"/>
      <text:p text:style-name="P22">para fazer a repetição de uma array é só fazer desse modo</text:p>
      <text:p text:style-name="P22"/>
      <text:p text:style-name="P50"><text:span text:style-name="T52">const</text:span> <text:span text:style-name="T57">frutas</text:span> <text:span text:style-name="T52">=</text:span> [<text:span text:style-name="T67">'</text:span><text:span text:style-name="T70">abacaxi</text:span><text:span text:style-name="T67">'</text:span>, <text:span text:style-name="T67">'</text:span><text:span text:style-name="T70">pera</text:span><text:span text:style-name="T67">'</text:span>, <text:span text:style-name="T67">'</text:span><text:span text:style-name="T70">maça</text:span><text:span text:style-name="T67">'</text:span>, <text:span text:style-name="T67">'</text:span><text:span text:style-name="T70">uva</text:span><text:span text:style-name="T67">'</text:span>]</text:p>
      <text:p text:style-name="P45"><text:span text:style-name="T52">for</text:span> (<text:span text:style-name="T52">let</text:span> c <text:span text:style-name="T52">in</text:span> <text:span text:style-name="T57">frutas</text:span>){ <text:span text:style-name="T73">// estrutura de repetição de acordo com o tamanho do array</text:span></text:p>
      <text:p text:style-name="P53">    <text:span text:style-name="T58">console</text:span><text:span text:style-name="T63">.</text:span><text:span text:style-name="T65">log</text:span><text:span text:style-name="T63">(</text:span><text:span text:style-name="T58">frutas</text:span><text:span text:style-name="T63">[c])</text:span></text:p>
      <text:p text:style-name="P45">}</text:p>
      <text:p text:style-name="P22"/>
      <text:p text:style-name="P25">FOR IN EM OBJETO</text:p>
      <text:p text:style-name="P22"/>
      <text:p text:style-name="P50"><text:span text:style-name="T52">const</text:span> <text:span text:style-name="T57">pessoa</text:span> <text:span text:style-name="T52">=</text:span> { <text:span text:style-name="T73">// obejeto criado </text:span></text:p>
      <text:p text:style-name="P53">    <text:span text:style-name="T63">nome</text:span><text:span text:style-name="T54">:</text:span><text:span text:style-name="T63"> </text:span><text:span text:style-name="T68">'</text:span><text:span text:style-name="T71">Erica</text:span><text:span text:style-name="T68">'</text:span><text:span text:style-name="T63">,           </text:span></text:p>
      <text:p text:style-name="P53">    <text:span text:style-name="T63">sobrenome</text:span><text:span text:style-name="T54">:</text:span><text:span text:style-name="T63"> </text:span><text:span text:style-name="T68">'</text:span><text:span text:style-name="T71">Dolores</text:span><text:span text:style-name="T68">'</text:span><text:span text:style-name="T63">,   </text:span></text:p>
      <text:p text:style-name="P53">    <text:span text:style-name="T63">idade</text:span><text:span text:style-name="T54">:</text:span><text:span text:style-name="T63"> </text:span><text:span text:style-name="T58">30</text:span><text:span text:style-name="T63">              </text:span></text:p>
      <text:p text:style-name="P45">}</text:p>
      <text:p text:style-name="P57"/>
      <text:p text:style-name="P45"><text:span text:style-name="T52">for</text:span> (<text:span text:style-name="T52">let</text:span> chave <text:span text:style-name="T52">in</text:span> <text:span text:style-name="T57">pessoa</text:span>){ <text:span text:style-name="T73">// o for in tbm serve para objeto</text:span></text:p>
      <text:p text:style-name="P53">    <text:span text:style-name="T58">console</text:span><text:span text:style-name="T63">.</text:span><text:span text:style-name="T65">log</text:span><text:span text:style-name="T63">(chave, </text:span><text:span text:style-name="T58">pessoa</text:span><text:span text:style-name="T63">[chave]) </text:span></text:p>
      <text:p text:style-name="P45">}</text:p>
      <text:p text:style-name="P22"/>
      <text:p text:style-name="P22"/>
      <text:p text:style-name="P26">FOR OF</text:p>
      <text:p text:style-name="P26"/>
      <text:p text:style-name="P27">Obs: não funciona com Objetos.</text:p>
      <text:p text:style-name="P27"/>
      <text:p text:style-name="P41">Const numeros = [1, 2, 3, 5, 7]</text:p>
      <text:p text:style-name="P41">Síntese → for ( let num of numeros){</text:p>
      <text:p text:style-name="P41">console.log(num)}</text:p>
      <text:p text:style-name="P27"/>
      <text:p text:style-name="P27">Vai aparecer os numeros da array</text:p>
      <text:p text:style-name="P27">A diferença pro for in é que no console.log não preciso escrever →<text:span text:style-name="T41"> (numeros[num])</text:span></text:p>
      <text:p text:style-name="P22"/>
      <text:p text:style-name="P23"/>
      <text:p text:style-name="P23"/>
      <text:p text:style-name="P23"><text:soft-page-break/>EXERCÍCIO PARA CRIAR TAG COM A ESTRUTURA FOR E APARECER NO NAVEGADOR</text:p>
      <text:p text:style-name="P23"/>
      <text:p text:style-name="P23"/>
      <text:p text:style-name="P51"><text:span text:style-name="T52">let</text:span> res <text:span text:style-name="T52">=</text:span> <text:span text:style-name="T57">document</text:span>.<text:span text:style-name="T64">querySelector</text:span>(<text:span text:style-name="T67">'</text:span><text:span text:style-name="T70">#res</text:span><text:span text:style-name="T67">'</text:span>)</text:p>
      <text:p text:style-name="P45"><text:span text:style-name="T52">const</text:span> <text:span text:style-name="T57">elementos</text:span> <text:span text:style-name="T52">=</text:span> [</text:p>
      <text:p text:style-name="P53">   <text:span text:style-name="T63">{tag</text:span><text:span text:style-name="T54">:</text:span><text:span text:style-name="T63"> </text:span><text:span text:style-name="T68">'</text:span><text:span text:style-name="T71">p</text:span><text:span text:style-name="T68">'</text:span><text:span text:style-name="T63">, texto</text:span><text:span text:style-name="T54">:</text:span><text:span text:style-name="T63"> </text:span><text:span text:style-name="T68">'</text:span><text:span text:style-name="T71">Qualquer Coisa</text:span><text:span text:style-name="T68">'</text:span><text:span text:style-name="T63">},</text:span></text:p>
      <text:p text:style-name="P53">   <text:span text:style-name="T63">{tag</text:span><text:span text:style-name="T54">:</text:span><text:span text:style-name="T63"> </text:span><text:span text:style-name="T68">'</text:span><text:span text:style-name="T71">div</text:span><text:span text:style-name="T68">'</text:span><text:span text:style-name="T63">, texto</text:span><text:span text:style-name="T54">:</text:span><text:span text:style-name="T63"> </text:span><text:span text:style-name="T68">'</text:span><text:span text:style-name="T71">Frase 2</text:span><text:span text:style-name="T68">'</text:span><text:span text:style-name="T63">},</text:span></text:p>
      <text:p text:style-name="P53">   <text:span text:style-name="T63">{tag</text:span><text:span text:style-name="T54">:</text:span><text:span text:style-name="T63"> </text:span><text:span text:style-name="T68">'</text:span><text:span text:style-name="T71">section</text:span><text:span text:style-name="T68">'</text:span><text:span text:style-name="T63">, texto</text:span><text:span text:style-name="T54">:</text:span><text:span text:style-name="T63"> </text:span><text:span text:style-name="T68">'</text:span><text:span text:style-name="T71">frase 3</text:span><text:span text:style-name="T68">'</text:span><text:span text:style-name="T63">},</text:span></text:p>
      <text:p text:style-name="P53">   <text:span text:style-name="T63">{tag</text:span><text:span text:style-name="T54">:</text:span><text:span text:style-name="T63"> </text:span><text:span text:style-name="T68">'</text:span><text:span text:style-name="T71">footer</text:span><text:span text:style-name="T68">'</text:span><text:span text:style-name="T63">, texto</text:span><text:span text:style-name="T54">:</text:span><text:span text:style-name="T63"> </text:span><text:span text:style-name="T68">'</text:span><text:span text:style-name="T71">frase 4</text:span><text:span text:style-name="T68">'</text:span><text:span text:style-name="T63">}</text:span></text:p>
      <text:p text:style-name="P45">]</text:p>
      <text:p text:style-name="P54">// esse código cria as tag através da estrutura de repetição combinado com objeto</text:p>
      <text:p text:style-name="P45"><text:span text:style-name="T52">for</text:span> (<text:span text:style-name="T52">let</text:span> c <text:span text:style-name="T52">in</text:span> <text:span text:style-name="T57">elementos</text:span>){</text:p>
      <text:p text:style-name="P53">    <text:span text:style-name="T54">let</text:span><text:span text:style-name="T63"> {tag, texto} </text:span><text:span text:style-name="T54">=</text:span><text:span text:style-name="T63"> </text:span><text:span text:style-name="T58">elementos</text:span><text:span text:style-name="T63">[c] </text:span><text:span text:style-name="T74">// vai pegar o valor do objeto elementos</text:span></text:p>
      <text:p text:style-name="P53">    <text:span text:style-name="T54">let</text:span><text:span text:style-name="T63"> TagCriada </text:span><text:span text:style-name="T54">=</text:span><text:span text:style-name="T63"> </text:span><text:span text:style-name="T58">document</text:span><text:span text:style-name="T63">.</text:span><text:span text:style-name="T65">createElement</text:span><text:span text:style-name="T63">(tag) </text:span><text:span text:style-name="T74">// vai criar as tag de acordo com o valor de cada valor contido no objeto elementos nas tag </text:span></text:p>
      <text:p text:style-name="P53">    <text:span text:style-name="T63">TagCriada.innerText </text:span><text:span text:style-name="T54">=</text:span><text:span text:style-name="T63"> texto </text:span><text:span text:style-name="T74">// vai atribuir o texto do objeto la em cima para essa variável</text:span></text:p>
      <text:p text:style-name="P53">    <text:span text:style-name="T63">res.</text:span><text:span text:style-name="T65">appendChild</text:span><text:span text:style-name="T63">(TagCriada) </text:span><text:span text:style-name="T74">// vai aparecer na tela do document </text:span></text:p>
      <text:p text:style-name="P45">}</text:p>
      <text:p text:style-name="P24"/>
      <text:p text:style-name="P24"/>
      <text:p text:style-name="P24"/>
      <text:p text:style-name="P24"/>
      <text:p text:style-name="P24"/>
      <text:p text:style-name="P24"/>
      <text:p text:style-name="P28">ERROR</text:p>
      <text:p text:style-name="P28"/>
      <text:p text:style-name="P29">try {</text:p>
      <text:p text:style-name="P29">bloco para testar }</text:p>
      <text:p text:style-name="P29"/>
      <text:p text:style-name="P29">catch (error <text:span text:style-name="T41">pode ser qualquer nome</text:span>) {</text:p>
      <text:p text:style-name="P29">bloco que você quer que apareça para o usuário }</text:p>
      <text:p text:style-name="P29"/>
      <text:p text:style-name="P30">ex:</text:p>
      <text:p text:style-name="P30"/>
      <text:p text:style-name="P52"><text:span text:style-name="T52">function</text:span> <text:span text:style-name="T64">retornaHora</text:span>(<text:span text:style-name="T75">data</text:span>){</text:p>
      <text:p text:style-name="P53">    <text:span text:style-name="T54">if</text:span><text:span text:style-name="T63"> (</text:span><text:span text:style-name="T76">data</text:span><text:span text:style-name="T63"> </text:span><text:span text:style-name="T54">&amp;&amp;</text:span><text:span text:style-name="T63"> </text:span><text:span text:style-name="T54">!</text:span><text:span text:style-name="T63">(</text:span><text:span text:style-name="T76">data</text:span><text:span text:style-name="T63"> </text:span><text:span text:style-name="T54">instanceof</text:span><text:span text:style-name="T63"> </text:span><text:span text:style-name="T62">Date</text:span><text:span text:style-name="T63">)){ </text:span><text:span text:style-name="T74">// se a data for enviada e for uma instancia de Date (se for uma data mesmo)</text:span></text:p>
      <text:p text:style-name="P53">        <text:span text:style-name="T54">throw</text:span><text:span text:style-name="T63"> </text:span><text:span text:style-name="T55">new</text:span><text:span text:style-name="T63"> </text:span><text:span text:style-name="T62">TypeError</text:span><text:span text:style-name="T63"> (</text:span><text:span text:style-name="T68">'</text:span><text:span text:style-name="T71">esperando a instancia de Date</text:span><text:span text:style-name="T68">'</text:span><text:span text:style-name="T63">)</text:span></text:p>
      <text:p text:style-name="P53">    <text:span text:style-name="T63">}</text:span></text:p>
      <text:p text:style-name="P53">    <text:span text:style-name="T54">if</text:span><text:span text:style-name="T63"> (</text:span><text:span text:style-name="T54">!</text:span><text:span text:style-name="T76">data</text:span><text:span text:style-name="T63">){ </text:span><text:span text:style-name="T74">// se a data não for enviada entao o bloco abaixo faz isso envia a data</text:span></text:p>
      <text:p text:style-name="P53">        <text:span text:style-name="T76">data</text:span><text:span text:style-name="T63"> </text:span><text:span text:style-name="T54">=</text:span><text:span text:style-name="T63"> </text:span><text:span text:style-name="T55">new</text:span><text:span text:style-name="T63"> </text:span><text:span text:style-name="T62">Date</text:span><text:span text:style-name="T63">()</text:span></text:p>
      <text:p text:style-name="P53">    <text:span text:style-name="T63">}</text:span></text:p>
      <text:p text:style-name="P53"><text:soft-page-break/>    <text:span text:style-name="T54">return</text:span><text:span text:style-name="T63"> </text:span><text:span text:style-name="T76">data</text:span><text:span text:style-name="T63">.</text:span><text:span text:style-name="T65">toLocaleTimeString</text:span><text:span text:style-name="T63">(</text:span><text:span text:style-name="T68">'</text:span><text:span text:style-name="T71">pt-BR</text:span><text:span text:style-name="T68">'</text:span><text:span text:style-name="T63">) </text:span><text:span text:style-name="T74">/* obs já esta aparecendo do jeito certo porem se não aparecer desse modo 00:12:19 que é a hora que estou aqui é so fazer isso  </text:span></text:p>
      <text:p text:style-name="P56">    <text:span text:style-name="T63">hour: '2-digit',</text:span></text:p>
      <text:p text:style-name="P56">    <text:span text:style-name="T63">minute: '2-digit',</text:span></text:p>
      <text:p text:style-name="P56">    <text:span text:style-name="T63">second: '2-digit',</text:span></text:p>
      <text:p text:style-name="P56">    <text:span text:style-name="T63">hour12: false             isso dentro do escopo ('pt-BR', { é digitado aqui } */</text:span></text:p>
      <text:p text:style-name="P45">}</text:p>
      <text:p text:style-name="P45"><text:span text:style-name="T52">try</text:span>{</text:p>
      <text:p text:style-name="P53">    <text:span text:style-name="T54">const</text:span><text:span text:style-name="T63"> </text:span><text:span text:style-name="T58">hora</text:span><text:span text:style-name="T63"> </text:span><text:span text:style-name="T54">=</text:span><text:span text:style-name="T63"> </text:span><text:span text:style-name="T65">retornaHora</text:span><text:span text:style-name="T63">()</text:span></text:p>
      <text:p text:style-name="P53">    <text:span text:style-name="T58">console</text:span><text:span text:style-name="T63">.</text:span><text:span text:style-name="T65">log</text:span><text:span text:style-name="T63">(</text:span><text:span text:style-name="T58">hora</text:span><text:span text:style-name="T63">)</text:span></text:p>
      <text:p text:style-name="P45">}</text:p>
      <text:p text:style-name="P45"><text:span text:style-name="T52">catch</text:span>(erro){</text:p>
      <text:p text:style-name="P53">    <text:span text:style-name="T74">// tratar o erro</text:span></text:p>
      <text:p text:style-name="P45">}</text:p>
      <text:p text:style-name="P45"><text:span text:style-name="T52">finally</text:span>{</text:p>
      <text:p text:style-name="P53">    <text:span text:style-name="T58">console</text:span><text:span text:style-name="T63">.</text:span><text:span text:style-name="T65">log</text:span><text:span text:style-name="T63">(</text:span><text:span text:style-name="T68">'</text:span><text:span text:style-name="T71">Boa Noite</text:span><text:span text:style-name="T68">'</text:span><text:span text:style-name="T63">)</text:span></text:p>
      <text:p text:style-name="P45">}</text:p>
      <text:p text:style-name="P30"/>
      <text:p text:style-name="P42">Obs que não tem nada haver: também tem o typeof que é para o tipo do valor lançado</text:p>
      <text:p text:style-name="P30"/>
      <text:p text:style-name="P30">Como não teve erro vai aparecer a hora.</text:p>
      <text:p text:style-name="P29"/>
      <text:p text:style-name="P29"/>
      <text:p text:style-name="P29"/>
      <text:p text:style-name="P29"/>
      <text:p text:style-name="P67">AddEventListener()</text:p>
      <text:p text:style-name="P67"/>
      <text:p text:style-name="P61">Alguns comando do add event :</text:p>
      <text:p text:style-name="P61"/>
      <text:p text:style-name="P61">‘click’ → vai capturar o evento quando clicar</text:p>
      <text:p text:style-name="P61">‘keyup’ → vai capturar o evento quando pressionar a tecla e soltar</text:p>
      <text:p text:style-name="P61">‘keydown’ <text:s/>→ vai capturar o evento enquanto estiver pressionando a tecla</text:p>
      <text:p text:style-name="P61">‘keypress’ → vai capturar o evento em um simples ato de apertar a tecla</text:p>
      <text:p text:style-name="P61"/>
      <text:p text:style-name="P61">ex: </text:p>
      <text:p text:style-name="P71"><text:span text:style-name="T57">text</text:span>.<text:span text:style-name="T64">addEventListener</text:span>(<text:span text:style-name="T67">'</text:span><text:span text:style-name="T70">keypress</text:span><text:span text:style-name="T67">'</text:span>, <text:span text:style-name="T52">function</text:span>(<text:span text:style-name="T75">e</text:span>){</text:p>
      <text:p text:style-name="P53">    <text:span text:style-name="T58">console</text:span><text:span text:style-name="T63">.</text:span><text:span text:style-name="T65">log</text:span><text:span text:style-name="T63">(</text:span><text:span text:style-name="T76">e</text:span><text:span text:style-name="T63">)</text:span></text:p>
      <text:p text:style-name="P45">})</text:p>
      <text:p text:style-name="P61"><text:s/></text:p>
      <text:p text:style-name="P61">text é um DOM <text:s/>de input e dentro desse input text cada tecla apertada vai aparecer no console</text:p>
      <text:p text:style-name="P61"/>
      <text:p text:style-name="P62"/>
      <text:p text:style-name="P62"/>
      <text:p text:style-name="P66"><text:soft-page-break/><text:span text:style-name="T79">Ex02:</text:span></text:p>
      <text:p text:style-name="P66"><text:span text:style-name="T59">text</text:span><text:span text:style-name="T78">.</text:span><text:span text:style-name="T66">addEventListener</text:span><text:span text:style-name="T78">(</text:span><text:span text:style-name="T69">'</text:span><text:span text:style-name="T72">keypress</text:span><text:span text:style-name="T69">'</text:span><text:span text:style-name="T78">, </text:span><text:span text:style-name="T56">function</text:span><text:span text:style-name="T78">(</text:span><text:span text:style-name="T77">e</text:span><text:span text:style-name="T78">){</text:span></text:p>
      <text:p text:style-name="P53">    <text:span text:style-name="T54">if</text:span><text:span text:style-name="T63"> (</text:span><text:span text:style-name="T76">e</text:span><text:span text:style-name="T63">.keyCode </text:span><text:span text:style-name="T54">===</text:span><text:span text:style-name="T63"> </text:span><text:span text:style-name="T58">13</text:span><text:span text:style-name="T63">){</text:span></text:p>
      <text:p text:style-name="P53">        <text:span text:style-name="T58">console</text:span><text:span text:style-name="T63">.</text:span><text:span text:style-name="T65">log</text:span><text:span text:style-name="T63">(</text:span><text:span text:style-name="T68">'</text:span><text:span text:style-name="T71">Enter pressionado</text:span><text:span text:style-name="T68">'</text:span><text:span text:style-name="T63">)</text:span></text:p>
      <text:p text:style-name="P53">    <text:span text:style-name="T63">}</text:span></text:p>
      <text:p text:style-name="P45">})</text:p>
      <text:p text:style-name="P62"/>
      <text:p text:style-name="P62">Nesse segundo exemplo, o codigo if (e.keyCode === 13) é quando clicar na tecla Enter vai aparecer a mensagem no console, mas geralmente é usado para acontecer outra função.</text:p>
      <text:p text:style-name="P64"><text:tab/></text:p>
      <text:p text:style-name="P62"/>
      <text:p text:style-name="P62"/>
      <text:p text:style-name="P62"/>
      <text:p text:style-name="P68">DESAFIO CRIANDO LISTA COM JS</text:p>
      <text:p text:style-name="P63"/>
      <text:p text:style-name="P64">Nesse desafio contém. <text:span text:style-name="T46">Desafio03</text:span></text:p>
      <text:list xml:id="list753063512" text:style-name="L3">
        <text:list-item>
          <text:p text:style-name="P65">CreatElement </text:p>
        </text:list-item>
        <text:list-item>
          <text:p text:style-name="P65">addEventListener</text:p>
        </text:list-item>
        <text:list-item>
          <text:p text:style-name="P65">remove</text:p>
        </text:list-item>
        <text:list-item>
          <text:p text:style-name="P65">como armazenar dados no navegador o JSON</text:p>
        </text:list-item>
      </text:list>
      <text:p text:style-name="P64"/>
      <text:p text:style-name="P64"/>
      <text:p text:style-name="P64"/>
      <text:p text:style-name="P72"><text:span text:style-name="T52">const</text:span> <text:span text:style-name="T57">result</text:span> <text:span text:style-name="T52">=</text:span> <text:span text:style-name="T57">document</text:span>.<text:span text:style-name="T64">querySelector</text:span>(<text:span text:style-name="T67">'</text:span><text:span text:style-name="T70">#result</text:span><text:span text:style-name="T67">'</text:span>)</text:p>
      <text:p text:style-name="P45"><text:span text:style-name="T52">const</text:span> <text:span text:style-name="T57">text</text:span> <text:span text:style-name="T52">=</text:span> <text:span text:style-name="T57">document</text:span>.<text:span text:style-name="T64">querySelector</text:span>(<text:span text:style-name="T67">'</text:span><text:span text:style-name="T70">#txtl</text:span><text:span text:style-name="T67">'</text:span>)</text:p>
      <text:p text:style-name="P45"><text:span text:style-name="T52">const</text:span> <text:span text:style-name="T57">btnTarefas</text:span> <text:span text:style-name="T52">=</text:span> <text:span text:style-name="T57">document</text:span>.<text:span text:style-name="T64">querySelector</text:span>(<text:span text:style-name="T67">'</text:span><text:span text:style-name="T70">#adicionar</text:span><text:span text:style-name="T67">'</text:span>)</text:p>
      <text:p text:style-name="P76"/>
      <text:p text:style-name="P45"><text:span text:style-name="T52">function</text:span> <text:span text:style-name="T64">criaLi</text:span>(){ <text:span text:style-name="T73">// função só para criar o elemento li</text:span></text:p>
      <text:p text:style-name="P53">    <text:span text:style-name="T54">const</text:span><text:span text:style-name="T63"> </text:span><text:span text:style-name="T58">li</text:span><text:span text:style-name="T63"> </text:span><text:span text:style-name="T54">=</text:span><text:span text:style-name="T63"> </text:span><text:span text:style-name="T58">document</text:span><text:span text:style-name="T63">.</text:span><text:span text:style-name="T65">createElement</text:span><text:span text:style-name="T63">(</text:span><text:span text:style-name="T68">'</text:span><text:span text:style-name="T71">li</text:span><text:span text:style-name="T68">'</text:span><text:span text:style-name="T63">)</text:span></text:p>
      <text:p text:style-name="P53">    <text:span text:style-name="T54">return</text:span><text:span text:style-name="T63"> </text:span><text:span text:style-name="T58">li</text:span></text:p>
      <text:p text:style-name="P45">}</text:p>
      <text:p text:style-name="P54">// Esse codigo abaixo, foi criado um evento o qual quando for pressionado a tecla enter vai executar a função criaTarefa</text:p>
      <text:p text:style-name="P45"><text:span text:style-name="T57">text</text:span>.<text:span text:style-name="T64">addEventListener</text:span>(<text:span text:style-name="T67">'</text:span><text:span text:style-name="T70">keypress</text:span><text:span text:style-name="T67">'</text:span>, <text:span text:style-name="T52">function</text:span>(<text:span text:style-name="T75">e</text:span>){ </text:p>
      <text:p text:style-name="P53">    <text:span text:style-name="T54">if</text:span><text:span text:style-name="T63"> (</text:span><text:span text:style-name="T76">e</text:span><text:span text:style-name="T63">.keyCode </text:span><text:span text:style-name="T54">===</text:span><text:span text:style-name="T63"> </text:span><text:span text:style-name="T58">13</text:span><text:span text:style-name="T63">){ </text:span><text:span text:style-name="T74">// 13 é o keyCode da tecla enter</text:span></text:p>
      <text:p text:style-name="P53">        <text:span text:style-name="T54">return</text:span><text:span text:style-name="T63"> </text:span><text:span text:style-name="T65">criaTarefa</text:span><text:span text:style-name="T63">(</text:span><text:span text:style-name="T58">text</text:span><text:span text:style-name="T63">.value)</text:span></text:p>
      <text:p text:style-name="P53">    <text:span text:style-name="T63">}</text:span></text:p>
      <text:p text:style-name="P45">})</text:p>
      <text:p text:style-name="P57"/>
      <text:p text:style-name="P45"><text:span text:style-name="T57">btnTarefas</text:span>.<text:span text:style-name="T64">addEventListener</text:span>(<text:span text:style-name="T67">'</text:span><text:span text:style-name="T70">click</text:span><text:span text:style-name="T67">'</text:span>,<text:span text:style-name="T52">function</text:span>(){ <text:span text:style-name="T73">//Aqui estou adicionando uma tarefa para o botão atraves do evento de clicar </text:span></text:p>
      <text:p text:style-name="P53">    <text:span text:style-name="T54">return</text:span><text:span text:style-name="T63"> </text:span><text:span text:style-name="T65">criaTarefa</text:span><text:span text:style-name="T63">(</text:span><text:span text:style-name="T58">text</text:span><text:span text:style-name="T63">.value) </text:span><text:span text:style-name="T74">//aqui ta jogando o que foi escrito para a função cria tarefa, a qual vai fazer aparecer</text:span></text:p>
      <text:p text:style-name="P45">})</text:p>
      <text:p text:style-name="P57"/>
      <text:p text:style-name="P45"><text:soft-page-break/><text:span text:style-name="T52">function</text:span> <text:span text:style-name="T64">criaTarefa</text:span>(<text:span text:style-name="T75">textImput</text:span>){<text:span text:style-name="T73">// essa função está capturando o texto escrito no input text e jogando colocando para aparecer</text:span></text:p>
      <text:p text:style-name="P53">    <text:span text:style-name="T54">const</text:span><text:span text:style-name="T63"> </text:span><text:span text:style-name="T58">li</text:span><text:span text:style-name="T63"> </text:span><text:span text:style-name="T54">=</text:span><text:span text:style-name="T63"> </text:span><text:span text:style-name="T65">criaLi</text:span><text:span text:style-name="T63">() </text:span><text:span text:style-name="T74">// essa const li esta sendo atribuida à ela a function criaLi, a qual cria uma linha na lista</text:span></text:p>
      <text:p text:style-name="P53">    <text:span text:style-name="T58">li</text:span><text:span text:style-name="T63">.innerHTML </text:span><text:span text:style-name="T54">=</text:span><text:span text:style-name="T63"> </text:span><text:span text:style-name="T76">textImput</text:span><text:span text:style-name="T63"> </text:span><text:span text:style-name="T74">// aqui esta sendo atribuída o texto digitado  da função do btnTarefas</text:span></text:p>
      <text:p text:style-name="P53">    <text:span text:style-name="T58">result</text:span><text:span text:style-name="T63">.</text:span><text:span text:style-name="T65">appendChild</text:span><text:span text:style-name="T63">(</text:span><text:span text:style-name="T58">li</text:span><text:span text:style-name="T63">) </text:span><text:span text:style-name="T74">// isso vai fazer aparecer no navegador</text:span></text:p>
      <text:p text:style-name="P53">    <text:span text:style-name="T65">limpaImput</text:span><text:span text:style-name="T63">() </text:span><text:span text:style-name="T74">// chamando a função para limpar a caixa de input</text:span></text:p>
      <text:p text:style-name="P53">    <text:span text:style-name="T65">criaBotaoApagar</text:span><text:span text:style-name="T63">(</text:span><text:span text:style-name="T58">li</text:span><text:span text:style-name="T63">)</text:span></text:p>
      <text:p text:style-name="P53">    <text:span text:style-name="T65">salvarTarefa</text:span><text:span text:style-name="T63">()</text:span></text:p>
      <text:p text:style-name="P45">}</text:p>
      <text:p text:style-name="P57"/>
      <text:p text:style-name="P45"><text:span text:style-name="T52">function</text:span> <text:span text:style-name="T64">limpaImput</text:span>(){<text:span text:style-name="T73">// essa função é para limpar o texto depois de enviado</text:span></text:p>
      <text:p text:style-name="P53">    <text:span text:style-name="T58">text</text:span><text:span text:style-name="T63">.value </text:span><text:span text:style-name="T54">=</text:span><text:span text:style-name="T63"> </text:span><text:span text:style-name="T68">''</text:span><text:span text:style-name="T63"> </text:span><text:span text:style-name="T74">// adicionando nada a const text</text:span></text:p>
      <text:p text:style-name="P53">    <text:span text:style-name="T58">text</text:span><text:span text:style-name="T63">.</text:span><text:span text:style-name="T65">focus</text:span><text:span text:style-name="T63">()   </text:span><text:span text:style-name="T74">// e aqui esta determinando aonde é </text:span></text:p>
      <text:p text:style-name="P45">}</text:p>
      <text:p text:style-name="P76"/>
      <text:p text:style-name="P45"><text:span text:style-name="T52">function</text:span> <text:span text:style-name="T64">criaBotaoApagar</text:span>(<text:span text:style-name="T75">li</text:span>){</text:p>
      <text:p text:style-name="P53">    <text:span text:style-name="T76">li</text:span><text:span text:style-name="T63">.innerHTML </text:span><text:span text:style-name="T54">+=</text:span><text:span text:style-name="T63"> </text:span><text:span text:style-name="T71">`  `</text:span></text:p>
      <text:p text:style-name="P53">    <text:span text:style-name="T54">const</text:span><text:span text:style-name="T63"> </text:span><text:span text:style-name="T58">botaoApagar</text:span><text:span text:style-name="T63"> </text:span><text:span text:style-name="T54">=</text:span><text:span text:style-name="T63"> </text:span><text:span text:style-name="T58">document</text:span><text:span text:style-name="T63">.</text:span><text:span text:style-name="T65">createElement</text:span><text:span text:style-name="T63">(</text:span><text:span text:style-name="T68">'</text:span><text:span text:style-name="T71">button</text:span><text:span text:style-name="T68">'</text:span><text:span text:style-name="T63">) </text:span><text:span text:style-name="T74">// cria uma tag button</text:span></text:p>
      <text:p text:style-name="P53">    <text:span text:style-name="T58">botaoApagar</text:span><text:span text:style-name="T63">.innerHTML </text:span><text:span text:style-name="T54">=</text:span><text:span text:style-name="T63"> </text:span><text:span text:style-name="T68">'</text:span><text:span text:style-name="T71">Apagar</text:span><text:span text:style-name="T68">'</text:span><text:span text:style-name="T63"> </text:span><text:span text:style-name="T74">// colocar o nome Apagar dentro da tag</text:span></text:p>
      <text:p text:style-name="P53">    <text:span text:style-name="T58">botaoApagar</text:span><text:span text:style-name="T63">.</text:span><text:span text:style-name="T65">setAttribute</text:span><text:span text:style-name="T63">(</text:span><text:span text:style-name="T68">'</text:span><text:span text:style-name="T71">class</text:span><text:span text:style-name="T68">'</text:span><text:span text:style-name="T63">, </text:span><text:span text:style-name="T68">'</text:span><text:span text:style-name="T71">apagar</text:span><text:span text:style-name="T68">'</text:span><text:span text:style-name="T63">) </text:span><text:span text:style-name="T74">// cria uma class com o nome apagar</text:span></text:p>
      <text:p text:style-name="P53">    <text:span text:style-name="T58">botaoApagar</text:span><text:span text:style-name="T63">.</text:span><text:span text:style-name="T65">setAttribute</text:span><text:span text:style-name="T63">(</text:span><text:span text:style-name="T68">'</text:span><text:span text:style-name="T71">title</text:span><text:span text:style-name="T68">'</text:span><text:span text:style-name="T63">, </text:span><text:span text:style-name="T68">'</text:span><text:span text:style-name="T71">Apagar esta tarefa</text:span><text:span text:style-name="T68">'</text:span><text:span text:style-name="T63">) </text:span><text:span text:style-name="T74">// quando passar o mouse em cima vai aparecer essa mensagem</text:span></text:p>
      <text:p text:style-name="P53">    <text:span text:style-name="T76">li</text:span><text:span text:style-name="T63">.</text:span><text:span text:style-name="T65">appendChild</text:span><text:span text:style-name="T63">(</text:span><text:span text:style-name="T58">botaoApagar</text:span><text:span text:style-name="T63">)</text:span></text:p>
      <text:p text:style-name="P45">}</text:p>
      <text:p text:style-name="P57"/>
      <text:p text:style-name="P45"><text:span text:style-name="T57">document</text:span>.<text:span text:style-name="T64">addEventListener</text:span>(<text:span text:style-name="T67">'</text:span><text:span text:style-name="T70">click</text:span><text:span text:style-name="T67">'</text:span>, <text:span text:style-name="T52">function</text:span>(<text:span text:style-name="T75">e</text:span>){<text:span text:style-name="T73">// nesse evento vai capturar o click</text:span></text:p>
      <text:p text:style-name="P53">    <text:span text:style-name="T54">const</text:span><text:span text:style-name="T63"> </text:span><text:span text:style-name="T58">el</text:span><text:span text:style-name="T63"> </text:span><text:span text:style-name="T54">=</text:span><text:span text:style-name="T63"> </text:span><text:span text:style-name="T76">e</text:span><text:span text:style-name="T63">.</text:span><text:span text:style-name="T58">target</text:span><text:span text:style-name="T63"> </text:span><text:span text:style-name="T74">// aqui captura o click e joga na const</text:span></text:p>
      <text:p text:style-name="P53">    <text:span text:style-name="T54">if</text:span><text:span text:style-name="T63"> (</text:span><text:span text:style-name="T58">el</text:span><text:span text:style-name="T63">.classList.</text:span><text:span text:style-name="T65">contains</text:span><text:span text:style-name="T63">(</text:span><text:span text:style-name="T68">'</text:span><text:span text:style-name="T71">apagar</text:span><text:span text:style-name="T68">'</text:span><text:span text:style-name="T63">)){ </text:span><text:span text:style-name="T74">// se onde foi clicado tem a class apagar execut o codigo abaixo</text:span></text:p>
      <text:p text:style-name="P53">        <text:span text:style-name="T58">el</text:span><text:span text:style-name="T63">.parentElement.</text:span><text:span text:style-name="T65">remove</text:span><text:span text:style-name="T63">() </text:span><text:span text:style-name="T74">// vai remover o pai do elemento clicacdo, o qual é o button apagar</text:span></text:p>
      <text:p text:style-name="P53">        <text:span text:style-name="T65">salvarTarefa</text:span><text:span text:style-name="T63">()</text:span></text:p>
      <text:p text:style-name="P53">    <text:span text:style-name="T63">}</text:span></text:p>
      <text:p text:style-name="P45">})</text:p>
      <text:p text:style-name="P57"/>
      <text:p text:style-name="P45"><text:span text:style-name="T52">function</text:span> <text:span text:style-name="T64">salvarTarefa</text:span>(){</text:p>
      <text:p text:style-name="P53"><text:soft-page-break/>    <text:span text:style-name="T54">const</text:span><text:span text:style-name="T63"> </text:span><text:span text:style-name="T58">liTarefas</text:span><text:span text:style-name="T63"> </text:span><text:span text:style-name="T54">=</text:span><text:span text:style-name="T63"> </text:span><text:span text:style-name="T58">result</text:span><text:span text:style-name="T63">.</text:span><text:span text:style-name="T65">querySelectorAll</text:span><text:span text:style-name="T63">(</text:span><text:span text:style-name="T68">'</text:span><text:span text:style-name="T71">li</text:span><text:span text:style-name="T68">'</text:span><text:span text:style-name="T63">) </text:span><text:span text:style-name="T74">// const criada e armazenada tds os li</text:span></text:p>
      <text:p text:style-name="P53">    <text:span text:style-name="T54">const</text:span><text:span text:style-name="T63"> </text:span><text:span text:style-name="T58">listaDeTarefas</text:span><text:span text:style-name="T63"> </text:span><text:span text:style-name="T54">=</text:span><text:span text:style-name="T63"> [] </text:span><text:span text:style-name="T74">// array criada para armazenar os textos de  li</text:span></text:p>
      <text:p text:style-name="P53">    <text:span text:style-name="T54">for</text:span><text:span text:style-name="T63"> (</text:span><text:span text:style-name="T54">let</text:span><text:span text:style-name="T63"> tarefa </text:span><text:span text:style-name="T54">of</text:span><text:span text:style-name="T63"> </text:span><text:span text:style-name="T58">liTarefas</text:span><text:span text:style-name="T63">){</text:span></text:p>
      <text:p text:style-name="P53">        <text:span text:style-name="T54">let</text:span><text:span text:style-name="T63"> tarefaTexto </text:span><text:span text:style-name="T54">=</text:span><text:span text:style-name="T63"> tarefa.innerText </text:span><text:span text:style-name="T74">// recebe o texto que contem em cada li</text:span></text:p>
      <text:p text:style-name="P53">        <text:span text:style-name="T63">tarefaTexto </text:span><text:span text:style-name="T54">=</text:span><text:span text:style-name="T63"> tarefaTexto.</text:span><text:span text:style-name="T65">replace</text:span><text:span text:style-name="T63">(</text:span><text:span text:style-name="T68">'</text:span><text:span text:style-name="T71">Apagar</text:span><text:span text:style-name="T68">'</text:span><text:span text:style-name="T63">, </text:span><text:span text:style-name="T68">''</text:span><text:span text:style-name="T63">).</text:span><text:span text:style-name="T65">trim</text:span><text:span text:style-name="T63">() </text:span><text:span text:style-name="T74">// o replace substitui a palavra apagar por ''. o trim() serve para tirar o espaço sobrando</text:span></text:p>
      <text:p text:style-name="P53">        <text:span text:style-name="T58">listaDeTarefas</text:span><text:span text:style-name="T63">.</text:span><text:span text:style-name="T65">push</text:span><text:span text:style-name="T63">(tarefaTexto) </text:span><text:span text:style-name="T74">// é adicionado o texto de cada li para esse array</text:span></text:p>
      <text:p text:style-name="P53">    <text:span text:style-name="T63">}</text:span></text:p>
      <text:p text:style-name="P53">    <text:span text:style-name="T54">const</text:span><text:span text:style-name="T63"> </text:span><text:span text:style-name="T58">tarefasJSON</text:span><text:span text:style-name="T63"> </text:span><text:span text:style-name="T54">=</text:span><text:span text:style-name="T63"> </text:span><text:span text:style-name="T58">JSON</text:span><text:span text:style-name="T63">.</text:span><text:span text:style-name="T65">stringify</text:span><text:span text:style-name="T63">(</text:span><text:span text:style-name="T58">listaDeTarefas</text:span><text:span text:style-name="T63">) </text:span><text:span text:style-name="T74">// essa const vai armazena os dados em formato string do json</text:span></text:p>
      <text:p text:style-name="P53">    <text:span text:style-name="T58">localStorage</text:span><text:span text:style-name="T63">.</text:span><text:span text:style-name="T65">setItem</text:span><text:span text:style-name="T63">(</text:span><text:span text:style-name="T68">'</text:span><text:span text:style-name="T71">Tarefas</text:span><text:span text:style-name="T68">'</text:span><text:span text:style-name="T63">, </text:span><text:span text:style-name="T58">tarefasJSON</text:span><text:span text:style-name="T63">)</text:span><text:span text:style-name="T74">// aqui vai armazenar os dados da const a cima, no mini banco de dados do navegador. o nome Tarefas que eu dei pode ser qualquer um é a palavra chave do dados armazenado.</text:span></text:p>
      <text:p text:style-name="P45">}</text:p>
      <text:p text:style-name="P57"/>
      <text:p text:style-name="P45"><text:span text:style-name="T52">function</text:span> <text:span text:style-name="T64">adicionarTarefas</text:span>(){</text:p>
      <text:p text:style-name="P53">    <text:span text:style-name="T54">const</text:span><text:span text:style-name="T63"> </text:span><text:span text:style-name="T58">tarefas</text:span><text:span text:style-name="T63"> </text:span><text:span text:style-name="T54">=</text:span><text:span text:style-name="T63"> </text:span><text:span text:style-name="T58">localStorage</text:span><text:span text:style-name="T63">.</text:span><text:span text:style-name="T65">getItem</text:span><text:span text:style-name="T63">(</text:span><text:span text:style-name="T68">'</text:span><text:span text:style-name="T71">Tarefas</text:span><text:span text:style-name="T68">'</text:span><text:span text:style-name="T63">) </text:span><text:span text:style-name="T74">// essa const esta recebendo os dados armazenados do navegador</text:span></text:p>
      <text:p text:style-name="P53">    <text:span text:style-name="T54">const</text:span><text:span text:style-name="T63"> </text:span><text:span text:style-name="T58">listaDeTarefas</text:span><text:span text:style-name="T63"> </text:span><text:span text:style-name="T54">=</text:span><text:span text:style-name="T63"> </text:span><text:span text:style-name="T58">JSON</text:span><text:span text:style-name="T63">.</text:span><text:span text:style-name="T65">parse</text:span><text:span text:style-name="T63">(</text:span><text:span text:style-name="T58">tarefas</text:span><text:span text:style-name="T63">)</text:span><text:span text:style-name="T74">// essa const está recebendo o valor de tarefas de const de cima e transformando em objeto, pq o JSON.stringify transforma os valores em string</text:span></text:p>
      <text:p text:style-name="P57"/>
      <text:p text:style-name="P53">    <text:span text:style-name="T54">for</text:span><text:span text:style-name="T63"> (</text:span><text:span text:style-name="T54">let</text:span><text:span text:style-name="T63"> tarefa </text:span><text:span text:style-name="T54">in</text:span><text:span text:style-name="T63"> </text:span><text:span text:style-name="T58">listaDeTarefas</text:span><text:span text:style-name="T63">){</text:span></text:p>
      <text:p text:style-name="P53">        <text:span text:style-name="T65">criaTarefa</text:span><text:span text:style-name="T63">(tarefa) </text:span><text:span text:style-name="T74">// vai criar tarefas como base nos dados armazenados</text:span></text:p>
      <text:p text:style-name="P53">    <text:span text:style-name="T63">}</text:span></text:p>
      <text:p text:style-name="P45">}</text:p>
      <text:p text:style-name="P45"><text:span text:style-name="T64">adicionarTarefas</text:span>()</text:p>
      <text:p text:style-name="P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2-28T16:04:29.784000000</dc:date>
    <meta:editing-duration>PT11H49M3S</meta:editing-duration>
    <meta:editing-cycles>10</meta:editing-cycles>
    <meta:generator>LibreOffice/7.1.1.2$Windows_X86_64 LibreOffice_project/fe0b08f4af1bacafe4c7ecc87ce55bb426164676</meta:generator>
    <meta:document-statistic meta:table-count="0" meta:image-count="1" meta:object-count="0" meta:page-count="9" meta:paragraph-count="246" meta:word-count="1700" meta:character-count="10806" meta:non-whitespace-character-count="8854"/>
  </office:meta>
</office:document-meta>
</file>